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iconmatch&quot;" office:value-type="string" office:string-value="market://details?id=com.luzi82.iconmatch">
            <text:p>market://details?id=com.luzi82.icon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s://github.com/luzi82/Icon-match/wiki/&quot;" office:value-type="string" office:string-value="https://github.com/luzi82/Icon-match/wiki/">
            <text:p>https://github.com/luzi82/Icon-match/wiki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con match">
            <text:p>Share Icon match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pack_title</text:p>
          </table:table-cell>
          <table:table-cell/>
          <table:table-cell office:value-type="string">
            <text:p>Ic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ainmenu_downloadiconpack_title</text:p>
          </table:table-cell>
          <table:table-cell/>
          <table:table-cell office:value-type="string">
            <text:p>Download ic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ownload_success</text:p>
          </table:table-cell>
          <table:table-cell/>
          <table:table-cell office:value-type="string">
            <text:p>Download success</text:p>
          </table:table-cell>
          <table:table-cell table:number-columns-repeated="1016"/>
        </table:table-row>
        <table:table-row table:style-name="ro1">
          <table:table-cell office:value-type="string">
            <text:p>download_fail</text:p>
          </table:table-cell>
          <table:table-cell/>
          <table:table-cell office:value-type="string">
            <text:p>Download fail</text:p>
          </table:table-cell>
          <table:table-cell table:number-columns-repeated="1016"/>
        </table:table-row>
        <table:table-row table:style-name="ro1" table:number-rows-repeated="65456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10/04/2011</text:date>, <text:time>12:22:3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4-10T12:22:36</dc:date>
    <meta:editing-duration>PT64H26M08S</meta:editing-duration>
    <meta:editing-cycles>158</meta:editing-cycles>
    <meta:generator>OpenOffice.org/3.2$Linux OpenOffice.org_project/320m19$Build-9505</meta:generator>
    <dc:creator>luzi82 </dc:creator>
    <meta:document-statistic meta:table-count="3" meta:cell-count="76" meta:object-count="0"/>
  </office:meta>
</office:document-meta>
</file>